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5.3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5"/>
    <style:style style:name="ce16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gagement" table:style-name="ta1">
        <table:shapes>
          <draw:frame draw:z-index="0" draw:style-name="gr1" draw:text-style-name="P1" svg:width="683.55pt" svg:height="284.6pt" svg:x="652.93pt" svg:y="27.86pt">
            <draw:object draw:notify-on-update-of-ranges="engagement.B4:engagement.B16 engagement.P18:engagement.P21 engagement.M18:engagement.M21 engagement.A22:engagement.A34 engagement.B22:engagement.B34 engagement.A39:engagement.A51 engagement.B39:engagement.B51 engagement.A4:engagement.A16 engagement.B4:engagement.B16 engagement.P5:engagement.P12 engagement.M5:engagement.M12 engagement.P14:engagement.P16 engagement.M14:engagement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Query: holds(((engagement,true),I)) for I=0,...,12. 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7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7540" calcext:value-type="float">
            <text:p>2257540</text:p>
          </table:table-cell>
          <table:table-cell office:value-type="float" office:value="178.749" calcext:value-type="float">
            <text:p>178.749</text:p>
          </table:table-cell>
          <table:table-cell office:value-type="float" office:value="178.74" calcext:value-type="float">
            <text:p>178.74</text:p>
          </table:table-cell>
          <table:table-cell office:value-type="float" office:value="125.607" calcext:value-type="float">
            <text:p>125.60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550224" calcext:value-type="float">
            <text:p>1550224</text:p>
          </table:table-cell>
          <table:table-cell office:value-type="float" office:value="126.343" calcext:value-type="float">
            <text:p>126.343</text:p>
          </table:table-cell>
          <table:table-cell office:value-type="float" office:value="126.33" calcext:value-type="float">
            <text:p>126.33</text:p>
          </table:table-cell>
          <table:table-cell office:value-type="float" office:value="88.903" calcext:value-type="float">
            <text:p>88.90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1078680" calcext:value-type="float">
            <text:p>1078680</text:p>
          </table:table-cell>
          <table:table-cell office:value-type="float" office:value="89.851" calcext:value-type="float">
            <text:p>89.851</text:p>
          </table:table-cell>
          <table:table-cell office:value-type="float" office:value="89.84" calcext:value-type="float">
            <text:p>89.84</text:p>
          </table:table-cell>
          <table:table-cell office:value-type="float" office:value="63.114" calcext:value-type="float">
            <text:p>63.114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4624" calcext:value-type="float">
            <text:p>0.334624</text:p>
          </table:table-cell>
          <table:table-cell office:value-type="float" office:value="877714" calcext:value-type="float">
            <text:p>877714</text:p>
          </table:table-cell>
          <table:table-cell office:value-type="float" office:value="69.495" calcext:value-type="float">
            <text:p>69.495</text:p>
          </table:table-cell>
          <table:table-cell office:value-type="float" office:value="69.49" calcext:value-type="float">
            <text:p>69.49</text:p>
          </table:table-cell>
          <table:table-cell office:value-type="float" office:value="48.263" calcext:value-type="float">
            <text:p>48.26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6/1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4237" calcext:value-type="float">
            <text:p>0.234237</text:p>
          </table:table-cell>
          <table:table-cell office:value-type="float" office:value="593920" calcext:value-type="float">
            <text:p>593920</text:p>
          </table:table-cell>
          <table:table-cell office:value-type="float" office:value="48.201" calcext:value-type="float">
            <text:p>48.201</text:p>
          </table:table-cell>
          <table:table-cell office:value-type="float" office:value="48.19" calcext:value-type="float">
            <text:p>48.19</text:p>
          </table:table-cell>
          <table:table-cell office:value-type="float" office:value="33.947" calcext:value-type="float">
            <text:p>33.947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0542" calcext:value-type="float">
            <text:p>0.540542</text:p>
          </table:table-cell>
          <table:table-cell office:value-type="float" office:value="1464320" calcext:value-type="float">
            <text:p>1464320</text:p>
          </table:table-cell>
          <table:table-cell office:value-type="float" office:value="116.825" calcext:value-type="float">
            <text:p>116.825</text:p>
          </table:table-cell>
          <table:table-cell office:value-type="float" office:value="116.82" calcext:value-type="float">
            <text:p>116.82</text:p>
          </table:table-cell>
          <table:table-cell office:value-type="float" office:value="81.803" calcext:value-type="float">
            <text:p>81.80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/1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4325" calcext:value-type="float">
            <text:p>0.724325</text:p>
          </table:table-cell>
          <table:table-cell office:value-type="float" office:value="1899520" calcext:value-type="float">
            <text:p>1899520</text:p>
          </table:table-cell>
          <table:table-cell office:value-type="float" office:value="152.859" calcext:value-type="float">
            <text:p>152.859</text:p>
          </table:table-cell>
          <table:table-cell office:value-type="float" office:value="152.85" calcext:value-type="float">
            <text:p>152.85</text:p>
          </table:table-cell>
          <table:table-cell office:value-type="float" office:value="106.763" calcext:value-type="float">
            <text:p>106.76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89/1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4595" calcext:value-type="float">
            <text:p>0.834595</text:p>
          </table:table-cell>
          <table:table-cell office:value-type="float" office:value="2117120" calcext:value-type="float">
            <text:p>2117120</text:p>
          </table:table-cell>
          <table:table-cell office:value-type="float" office:value="173.439" calcext:value-type="float">
            <text:p>173.439</text:p>
          </table:table-cell>
          <table:table-cell office:value-type="float" office:value="173.43" calcext:value-type="float">
            <text:p>173.43</text:p>
          </table:table-cell>
          <table:table-cell office:value-type="float" office:value="122.099" calcext:value-type="float">
            <text:p>122.099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4/1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4373" calcext:value-type="float">
            <text:p>0.894373</text:p>
          </table:table-cell>
          <table:table-cell office:value-type="float" office:value="1859364" calcext:value-type="float">
            <text:p>1859364</text:p>
          </table:table-cell>
          <table:table-cell office:value-type="float" office:value="149.028" calcext:value-type="float">
            <text:p>149.028</text:p>
          </table:table-cell>
          <table:table-cell office:value-type="float" office:value="149.02" calcext:value-type="float">
            <text:p>149.02</text:p>
          </table:table-cell>
          <table:table-cell office:value-type="float" office:value="101.149" calcext:value-type="float">
            <text:p>101.149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5141" calcext:value-type="float">
            <text:p>0.875141</text:p>
          </table:table-cell>
          <table:table-cell office:value-type="float" office:value="1699864" calcext:value-type="float">
            <text:p>1699864</text:p>
          </table:table-cell>
          <table:table-cell office:value-type="float" office:value="143.964" calcext:value-type="float">
            <text:p>143.964</text:p>
          </table:table-cell>
          <table:table-cell office:value-type="float" office:value="143.95" calcext:value-type="float">
            <text:p>143.95</text:p>
          </table:table-cell>
          <table:table-cell office:value-type="float" office:value="101.977" calcext:value-type="float">
            <text:p>101.97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8698" calcext:value-type="float">
            <text:p>0.868698</text:p>
          </table:table-cell>
          <table:table-cell office:value-type="float" office:value="1566120" calcext:value-type="float">
            <text:p>1566120</text:p>
          </table:table-cell>
          <table:table-cell office:value-type="float" office:value="122.859" calcext:value-type="float">
            <text:p>122.859</text:p>
          </table:table-cell>
          <table:table-cell office:value-type="float" office:value="122.83" calcext:value-type="float">
            <text:p>122.83</text:p>
          </table:table-cell>
          <table:table-cell office:value-type="float" office:value="85.137" calcext:value-type="float">
            <text:p>85.13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1219" calcext:value-type="float">
            <text:p>0.921219</text:p>
          </table:table-cell>
          <table:table-cell office:value-type="float" office:value="1980972" calcext:value-type="float">
            <text:p>1980972</text:p>
          </table:table-cell>
          <table:table-cell office:value-type="float" office:value="152.313" calcext:value-type="float">
            <text:p>152.313</text:p>
          </table:table-cell>
          <table:table-cell office:value-type="float" office:value="152.3" calcext:value-type="float">
            <text:p>152.3</text:p>
          </table:table-cell>
          <table:table-cell office:value-type="float" office:value="103.837" calcext:value-type="float">
            <text:p>103.83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3582" calcext:value-type="float">
            <text:p>0.893582</text:p>
          </table:table-cell>
          <table:table-cell office:value-type="float" office:value="1320648" calcext:value-type="float">
            <text:p>1320648</text:p>
          </table:table-cell>
          <table:table-cell office:value-type="float" office:value="104.121" calcext:value-type="float">
            <text:p>104.121</text:p>
          </table:table-cell>
          <table:table-cell office:value-type="float" office:value="104.11" calcext:value-type="float">
            <text:p>104.11</text:p>
          </table:table-cell>
          <table:table-cell office:value-type="float" office:value="72.44" calcext:value-type="float">
            <text:p>72.4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125.234384615385" calcext:value-type="float">
            <text:p>125.23438461538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STD</text:p>
          </table:table-cell>
          <table:table-cell table:style-name="ce7" table:formula="of:=COM.MICROSOFT.STDEV.S([.D4:.D16])" office:value-type="float" office:value="39.1760704013272" calcext:value-type="float">
            <text:p>39.1760704013272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87/1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7540" calcext:value-type="float">
            <text:p>2257540</text:p>
          </table:table-cell>
          <table:table-cell office:value-type="float" office:value="188.49" calcext:value-type="float">
            <text:p>188.49</text:p>
          </table:table-cell>
          <table:table-cell office:value-type="float" office:value="188.48" calcext:value-type="float">
            <text:p>188.48</text:p>
          </table:table-cell>
          <table:table-cell office:value-type="float" office:value="136.392" calcext:value-type="float">
            <text:p>136.39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775112" calcext:value-type="float">
            <text:p>775112</text:p>
          </table:table-cell>
          <table:table-cell office:value-type="float" office:value="65.776" calcext:value-type="float">
            <text:p>65.776</text:p>
          </table:table-cell>
          <table:table-cell office:value-type="float" office:value="65.77" calcext:value-type="float">
            <text:p>65.77</text:p>
          </table:table-cell>
          <table:table-cell office:value-type="float" office:value="47.294" calcext:value-type="float">
            <text:p>47.29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69670" calcext:value-type="float">
            <text:p>269670</text:p>
          </table:table-cell>
          <table:table-cell office:value-type="float" office:value="24.755" calcext:value-type="float">
            <text:p>24.755</text:p>
          </table:table-cell>
          <table:table-cell office:value-type="float" office:value="24.75" calcext:value-type="float">
            <text:p>24.75</text:p>
          </table:table-cell>
          <table:table-cell office:value-type="float" office:value="18.203" calcext:value-type="float">
            <text:p>18.20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83" calcext:value-type="float">
            <text:p>0.1883</text:p>
          </table:table-cell>
          <table:table-cell office:value-type="float" office:value="422816" calcext:value-type="float">
            <text:p>422816</text:p>
          </table:table-cell>
          <table:table-cell office:value-type="float" office:value="39.523" calcext:value-type="float">
            <text:p>39.523</text:p>
          </table:table-cell>
          <table:table-cell office:value-type="float" office:value="39.51" calcext:value-type="float">
            <text:p>39.51</text:p>
          </table:table-cell>
          <table:table-cell office:value-type="float" office:value="29.003" calcext:value-type="float">
            <text:p>29.0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415" calcext:value-type="float">
            <text:p>0.09415</text:p>
          </table:table-cell>
          <table:table-cell office:value-type="float" office:value="142906" calcext:value-type="float">
            <text:p>142906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3" calcext:value-type="float">
            <text:p>11.53</text:p>
          </table:table-cell>
          <table:table-cell office:value-type="float" office:value="7.981" calcext:value-type="float">
            <text:p>7.98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649" calcext:value-type="float">
            <text:p>0.45649</text:p>
          </table:table-cell>
          <table:table-cell office:value-type="float" office:value="1238586" calcext:value-type="float">
            <text:p>1238586</text:p>
          </table:table-cell>
          <table:table-cell office:value-type="float" office:value="99.799" calcext:value-type="float">
            <text:p>99.799</text:p>
          </table:table-cell>
          <table:table-cell office:value-type="float" office:value="99.79" calcext:value-type="float">
            <text:p>99.79</text:p>
          </table:table-cell>
          <table:table-cell office:value-type="float" office:value="68.365" calcext:value-type="float">
            <text:p>68.36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3894" calcext:value-type="float">
            <text:p>0.673894</text:p>
          </table:table-cell>
          <table:table-cell office:value-type="float" office:value="1786426" calcext:value-type="float">
            <text:p>1786426</text:p>
          </table:table-cell>
          <table:table-cell office:value-type="float" office:value="143.779" calcext:value-type="float">
            <text:p>143.779</text:p>
          </table:table-cell>
          <table:table-cell office:value-type="float" office:value="143.77" calcext:value-type="float">
            <text:p>143.77</text:p>
          </table:table-cell>
          <table:table-cell office:value-type="float" office:value="101.235" calcext:value-type="float">
            <text:p>101.23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4336" calcext:value-type="float">
            <text:p>0.804336</text:p>
          </table:table-cell>
          <table:table-cell office:value-type="float" office:value="2060346" calcext:value-type="float">
            <text:p>2060346</text:p>
          </table:table-cell>
          <table:table-cell office:value-type="float" office:value="163.036" calcext:value-type="float">
            <text:p>163.036</text:p>
          </table:table-cell>
          <table:table-cell office:value-type="float" office:value="163.03" calcext:value-type="float">
            <text:p>163.03</text:p>
          </table:table-cell>
          <table:table-cell office:value-type="float" office:value="117.825" calcext:value-type="float">
            <text:p>117.82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5851" calcext:value-type="float">
            <text:p>0.865851</text:p>
          </table:table-cell>
          <table:table-cell office:value-type="float" office:value="1381876" calcext:value-type="float">
            <text:p>1381876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0.95" calcext:value-type="float">
            <text:p>110.95</text:p>
          </table:table-cell>
          <table:table-cell office:value-type="float" office:value="77.776" calcext:value-type="float">
            <text:p>77.77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754" calcext:value-type="float">
            <text:p>0.71754</text:p>
          </table:table-cell>
          <table:table-cell office:value-type="float" office:value="1104140" calcext:value-type="float">
            <text:p>1104140</text:p>
          </table:table-cell>
          <table:table-cell office:value-type="float" office:value="87.78" calcext:value-type="float">
            <text:p>87.78</text:p>
          </table:table-cell>
          <table:table-cell office:value-type="float" office:value="87.77" calcext:value-type="float">
            <text:p>87.77</text:p>
          </table:table-cell>
          <table:table-cell office:value-type="float" office:value="62.02" calcext:value-type="float">
            <text:p>62.0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0668" calcext:value-type="float">
            <text:p>0.640668</text:p>
          </table:table-cell>
          <table:table-cell office:value-type="float" office:value="967928" calcext:value-type="float">
            <text:p>967928</text:p>
          </table:table-cell>
          <table:table-cell office:value-type="float" office:value="77.234" calcext:value-type="float">
            <text:p>77.234</text:p>
          </table:table-cell>
          <table:table-cell office:value-type="float" office:value="77.22" calcext:value-type="float">
            <text:p>77.22</text:p>
          </table:table-cell>
          <table:table-cell office:value-type="float" office:value="53.249" calcext:value-type="float">
            <text:p>53.249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4401" calcext:value-type="float">
            <text:p>0.784401</text:p>
          </table:table-cell>
          <table:table-cell office:value-type="float" office:value="1681868" calcext:value-type="float">
            <text:p>1681868</text:p>
          </table:table-cell>
          <table:table-cell office:value-type="float" office:value="133.183" calcext:value-type="float">
            <text:p>133.183</text:p>
          </table:table-cell>
          <table:table-cell office:value-type="float" office:value="133.17" calcext:value-type="float">
            <text:p>133.17</text:p>
          </table:table-cell>
          <table:table-cell office:value-type="float" office:value="92.746" calcext:value-type="float">
            <text:p>92.746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7492" calcext:value-type="float">
            <text:p>0.627492</text:p>
          </table:table-cell>
          <table:table-cell office:value-type="float" office:value="560628" calcext:value-type="float">
            <text:p>560628</text:p>
          </table:table-cell>
          <table:table-cell office:value-type="float" office:value="46.447" calcext:value-type="float">
            <text:p>46.447</text:p>
          </table:table-cell>
          <table:table-cell office:value-type="float" office:value="46.44" calcext:value-type="float">
            <text:p>46.44</text:p>
          </table:table-cell>
          <table:table-cell office:value-type="float" office:value="33.375" calcext:value-type="float">
            <text:p>33.37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91.7155384615385" calcext:value-type="float">
            <text:p>91.7155384615385</text:p>
          </table:table-cell>
          <table:table-cell table:number-columns-repeated="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COM.MICROSOFT.STDEV.S([.D22:.D34])" office:value-type="float" office:value="54.6968509782409" calcext:value-type="float">
            <text:p>54.696850978240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2"/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/>
          <table:table-cell table:number-columns-repeated="19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4"/>
          <table:table-cell/>
          <table:table-cell table:style-name="ce2"/>
          <table:table-cell table:number-columns-repeated="11"/>
        </table:table-row>
        <table:table-row table:style-name="ro1" table:number-rows-repeated="13">
          <table:table-cell/>
          <table:table-cell table:style-name="ce11" table:number-columns-repeated="2"/>
          <table:table-cell table:style-name="ce14" table:number-columns-repeated="4"/>
          <table:table-cell/>
          <table:table-cell table:style-name="ce16"/>
          <table:table-cell table:number-columns-repeated="11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5"/>
          <table:table-cell table:style-name="ce15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fraction number:min-integer-digits="0" number:min-numerator-digits="1" loext:max-numerator-digits="1" number:min-denominator-digits="8" loext:max-denominator-value="99999999"/>
    </number:number-style>
    <number:number-style style:name="N122" number:title="User-defined">
      <number:fraction number:min-integer-digits="0" number:min-numerator-digits="1" loext:max-numerator-digits="1" number:min-denominator-digits="3" loext:max-denominator-value="999"/>
    </number:number-style>
    <number:number-style style:name="N123" number:title="User-defined">
      <number:fraction number:min-integer-digits="0" number:min-numerator-digits="1" loext:max-numerator-digits="1" number:min-denominator-digits="4" loext:max-denominator-value="9999"/>
    </number:number-style>
    <number:number-style style:name="N124" number:title="User-defined">
      <number:fraction number:min-integer-digits="0" number:min-numerator-digits="1" loext:max-numerator-digits="1" number:min-denominator-digits="6" loext:max-denominator-value="999999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2:20:38.061817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2:22:47.832695310</dc:date>
    <meta:editing-duration>PT2H27M1S</meta:editing-duration>
    <meta:editing-cycles>31</meta:editing-cycles>
    <meta:generator>LibreOffice/6.2.6.2$Linux_X86_64 LibreOffice_project/20$Build-2</meta:generator>
    <meta:document-statistic meta:table-count="1" meta:cell-count="30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15cm" svg:height="10.041cm" xlink:href=".." xlink:type="simple" chart:class="chart:scatter" chart:style-name="ch1">
        <chart:legend chart:legend-position="end" svg:x="20.092cm" svg:y="3.476cm" style:legend-expansion="high" chart:style-name="ch2"/>
        <chart:plot-area chart:style-name="ch3" table:cell-range-address="engagement.B4:engagement.B16 engagement.P18:engagement.P21 engagement.M18:engagement.M21 engagement.B22:engagement.B34 engagement.B39:engagement.B51 engagement.M5:engagement.M12 engagement.M14:engagement.M16" chart:data-source-has-labels="both" svg:x="3.184cm" svg:y="0.289cm" svg:width="16.76cm" svg:height="8.914cm">
          <chartooo:coordinate-region svg:x="3.911cm" svg:y="0.489cm" svg:width="15.846cm" svg:height="8.067cm"/>
          <chart:axis chart:dimension="x" chart:name="primary-x" chart:style-name="ch4" chartooo:axis-type="auto">
            <chart:title svg:x="1.258cm" svg:y="8.716cm" chart:style-name="ch5">
              <text:p>Instant</text:p>
            </chart:title>
            <chart:categories table:cell-range-address="engagement.B4:engagement.B16"/>
          </chart:axis>
          <chart:axis chart:dimension="y" chart:name="primary-y" chart:style-name="ch4">
            <chart:title svg:x="2.142cm" svg:y="5.716cm" chart:style-name="ch6">
              <text:p>engagement</text:p>
            </chart:title>
            <chart:grid chart:style-name="ch7" chart:class="major"/>
          </chart:axis>
          <chart:series chart:style-name="ch8" chart:values-cell-range-address="engagement.M18:engagement.M21" loext:label-string="la" chart:class="chart:scatter">
            <chart:domain table:cell-range-address="engagement.P18:engagement.P21"/>
            <chart:data-point chart:repeated="4"/>
          </chart:series>
          <chart:series chart:style-name="ch9" chart:values-cell-range-address="engagement.B22:engagement.B34" loext:label-string="taskcorrect" chart:class="chart:scatter">
            <chart:domain table:cell-range-address="engagement.A22:engagement.A34"/>
            <chart:data-point chart:repeated="13"/>
          </chart:series>
          <chart:series chart:style-name="ch10" chart:values-cell-range-address="engagement.B39:engagement.B51" loext:label-string="threshold" chart:class="chart:scatter">
            <chart:domain table:cell-range-address="engagement.A39:engagement.A51"/>
            <chart:data-point chart:repeated="13"/>
          </chart:series>
          <chart:series chart:style-name="ch11" chart:values-cell-range-address="engagement.B4:engagement.B16" loext:label-string="engagement" chart:class="chart:scatter">
            <chart:domain table:cell-range-address="engagement.A4:engagement.A16"/>
            <chart:data-point chart:repeated="13"/>
          </chart:series>
          <chart:series chart:style-name="ch12" chart:values-cell-range-address="engagement.M5:engagement.M12" loext:label-string="enft" chart:class="chart:scatter">
            <chart:domain table:cell-range-address="engagement.P5:engagement.P12"/>
            <chart:data-point chart:repeated="8"/>
          </chart:series>
          <chart:series chart:style-name="ch13" chart:values-cell-range-address="engagement.M14:engagement.M16" loext:label-string="bp" chart:class="chart:scatter">
            <chart:domain table:cell-range-address="engagement.P14:engagement.P16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la</text:p>
              </table:table-cell>
              <table:table-cell office:value-type="string">
                <text:p>Column A</text:p>
              </table:table-cell>
              <table:table-cell office:value-type="string">
                <text:p>taskcorrect</text:p>
              </table:table-cell>
              <table:table-cell office:value-type="string">
                <text:p>Column A</text:p>
              </table:table-cell>
              <table:table-cell office:value-type="string">
                <text:p>threshold</text:p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  <table:table-cell office:value-type="string">
                <text:p>Column P</text:p>
              </table:table-cell>
              <table:table-cell office:value-type="string">
                <text:p>enft</text:p>
              </table:table-cell>
              <table:table-cell office:value-type="string">
                <text:p>Column P</text:p>
              </table:table-cell>
              <table:table-cell office:value-type="string">
                <text:p>b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18:engagement.P21</svg:desc>
                </draw:g>
              </table:table-cell>
              <table:table-cell office:value-type="float" office:value="0.15">
                <text:p>0.15</text:p>
                <draw:g>
                  <svg:desc>engagement.M18:engagement.M21</svg:desc>
                </draw:g>
              </table:table-cell>
              <table:table-cell office:value-type="float" office:value="0">
                <text:p>0</text:p>
                <draw:g>
                  <svg:desc>engagement.A22:engagement.A34</svg:desc>
                </draw:g>
              </table:table-cell>
              <table:table-cell office:value-type="float" office:value="1">
                <text:p>1</text:p>
                <draw:g>
                  <svg:desc>engagement.B22:engagement.B34</svg:desc>
                </draw:g>
              </table:table-cell>
              <table:table-cell office:value-type="float" office:value="0">
                <text:p>0</text:p>
                <draw:g>
                  <svg:desc>engagement.A39:engagement.A51</svg:desc>
                </draw:g>
              </table:table-cell>
              <table:table-cell office:value-type="float" office:value="0.3">
                <text:p>0.3</text:p>
                <draw:g>
                  <svg:desc>engagement.B39:engagement.B51</svg:desc>
                </draw:g>
              </table:table-cell>
              <table:table-cell office:value-type="float" office:value="0">
                <text:p>0</text:p>
                <draw:g>
                  <svg:desc>engagement.A4:engagement.A16</svg:desc>
                </draw:g>
              </table:table-cell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5:engagement.P12</svg:desc>
                </draw:g>
              </table:table-cell>
              <table:table-cell office:value-type="float" office:value="0.05">
                <text:p>0.05</text:p>
                <draw:g>
                  <svg:desc>engagement.M5:engagement.M12</svg:desc>
                </draw:g>
              </table:table-cell>
              <table:table-cell office:value-type="float" office:value="0">
                <text:p>0</text:p>
                <draw:g>
                  <svg:desc>engagement.P14:engagement.P16</svg:desc>
                </draw:g>
              </table:table-cell>
              <table:table-cell office:value-type="float" office:value="0.1">
                <text:p>0.1</text:p>
                <draw:g>
                  <svg:desc>engagement.M14:engagement.M16</svg:desc>
                </draw:g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334624">
                <text:p>0.334624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1883">
                <text:p>0.188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334624">
                <text:p>0.334624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4237">
                <text:p>0.23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9415">
                <text:p>0.0941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234237">
                <text:p>0.234237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40542">
                <text:p>0.54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5649">
                <text:p>0.45649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540542">
                <text:p>0.540542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4325">
                <text:p>0.72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3894">
                <text:p>0.673894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24325">
                <text:p>0.724325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4595">
                <text:p>0.83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04336">
                <text:p>0.804336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34595">
                <text:p>0.834595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4373">
                <text:p>0.89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65851">
                <text:p>0.865851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894373">
                <text:p>0.89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5141">
                <text:p>0.87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1754">
                <text:p>0.71754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75141">
                <text:p>0.87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68698">
                <text:p>0.86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0668">
                <text:p>0.640668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868698">
                <text:p>0.86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1219">
                <text:p>0.92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84401">
                <text:p>0.784401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921219">
                <text:p>0.92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3582">
                <text:p>0.89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27492">
                <text:p>0.627492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893582">
                <text:p>0.89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